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luizgeffer.github.io/Site/Meucurriculo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7T10:33:55.198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47" meta:non-whitespace-character-count="47"/>
    <meta:generator>LibreOffice/7.1.0.3$Windows_X86_64 LibreOffice_project/f6099ecf3d29644b5008cc8f48f42f4a40986e4c</meta:generator>
  </office:meta>
</office:document-meta>
</file>